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5cm" svg:y1="4.5cm" svg:x2="3.25cm" svg:y2="15.25cm">
          <text:p/>
        </draw:line>
        <draw:line draw:style-name="gr1" draw:text-style-name="P1" draw:layer="layout" svg:x1="3.25cm" svg:y1="10.25cm" svg:x2="15.5cm" svg:y2="10.25cm">
          <text:p/>
        </draw:line>
        <draw:line draw:style-name="gr1" draw:text-style-name="P1" draw:layer="layout" svg:x1="4cm" svg:y1="10.25cm" svg:x2="4.5cm" svg:y2="7.5cm">
          <text:p/>
        </draw:line>
        <draw:line draw:style-name="gr1" draw:text-style-name="P1" draw:layer="layout" svg:x1="4.5cm" svg:y1="7.5cm" svg:x2="6cm" svg:y2="7.5cm">
          <text:p/>
        </draw:line>
        <draw:line draw:style-name="gr1" draw:text-style-name="P1" draw:layer="layout" svg:x1="6cm" svg:y1="7.5cm" svg:x2="6cm" svg:y2="12cm">
          <text:p/>
        </draw:line>
        <draw:path draw:style-name="gr1" draw:text-style-name="P1" draw:layer="layout" svg:width="1.636cm" svg:height="1.196cm" draw:transform="skewX (0.318697121414165) rotate (1.29049644892461) translate (6.00619301277615cm 11.9536224440771cm)" svg:viewBox="0 0 1637 1197" svg:d="M0 12c375-42 849 14 1030 323 134 229 301 445 450 668l157 194">
          <text:p/>
        </draw:path>
        <draw:line draw:style-name="gr1" draw:text-style-name="P1" draw:layer="layout" svg:x1="7.5cm" svg:y1="11.1cm" svg:x2="7.95cm" svg:y2="7.6cm">
          <text:p/>
        </draw:line>
        <draw:line draw:style-name="gr1" draw:text-style-name="P1" draw:layer="layout" svg:x1="7.95cm" svg:y1="7.6cm" svg:x2="9.45cm" svg:y2="7.6cm">
          <text:p/>
        </draw:line>
        <draw:line draw:style-name="gr1" draw:text-style-name="P1" draw:layer="layout" svg:x1="9.45cm" svg:y1="7.6cm" svg:x2="9.45cm" svg:y2="12.1cm">
          <text:p/>
        </draw:line>
        <draw:path draw:style-name="gr1" draw:text-style-name="P1" draw:layer="layout" svg:width="1.62cm" svg:height="1.044cm" draw:transform="skewX (0.423591409459024) rotate (1.32662476444089) translate (9.4576341511557cm 12.0536139092091cm)" svg:viewBox="0 0 1621 1045" svg:d="M0 11c371-37 840 11 1019 281 133 201 298 389 446 584l156 169">
          <text:p/>
        </draw:path>
        <draw:line draw:style-name="gr1" draw:text-style-name="P1" draw:layer="layout" svg:x1="10.75cm" svg:y1="11.15cm" svg:x2="11.2cm" svg:y2="7.65cm">
          <text:p/>
        </draw:line>
        <draw:line draw:style-name="gr1" draw:text-style-name="P1" draw:layer="layout" svg:x1="11.2cm" svg:y1="7.65cm" svg:x2="12.7cm" svg:y2="7.65cm">
          <text:p/>
        </draw:line>
        <draw:line draw:style-name="gr1" draw:text-style-name="P1" draw:layer="layout" svg:x1="12.7cm" svg:y1="7.65cm" svg:x2="12.7cm" svg:y2="12.15cm">
          <text:p/>
        </draw:line>
        <draw:path draw:style-name="gr1" draw:text-style-name="P1" draw:layer="layout" svg:width="1.62cm" svg:height="1.044cm" draw:transform="skewX (0.423591409459024) rotate (1.32662476444089) translate (12.7076341511557cm 12.1036139092091cm)" svg:viewBox="0 0 1621 1045" svg:d="M0 11c371-37 840 11 1019 281 133 201 298 389 446 584l156 169">
          <text:p/>
        </draw:path>
        <draw:frame draw:style-name="gr2" draw:text-style-name="P2" draw:layer="layout" svg:width="2cm" svg:height="1cm" draw:transform="rotate (1.5707963267949) translate (2.25cm 11cm)">
          <draw:text-box>
            <text:p>Flow</text:p>
          </draw:text-box>
        </draw:frame>
        <draw:frame draw:style-name="gr2" draw:text-style-name="P2" draw:layer="layout" svg:width="2.75cm" svg:height="1cm" svg:x="15.5cm" svg:y="9.75cm">
          <draw:text-box>
            <text:p>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957cm" fo:margin-bottom="12.789cm" fo:margin-left="1cm" fo:margin-right="3.1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1T10:08:08.007000000</meta:creation-date>
    <dc:date>2024-01-11T11:09:09.607000000</dc:date>
    <meta:editing-duration>PT46M6S</meta:editing-duration>
    <meta:editing-cycles>2</meta:editing-cycles>
    <meta:generator>LibreOffice/7.6.4.1$Windows_X86_64 LibreOffice_project/e19e193f88cd6c0525a17fb7a176ed8e6a3e2aa1</meta:generator>
    <meta:document-statistic meta:object-count="16"/>
  </office:meta>
</office:document-meta>
</file>